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817cm"/>
    </style:style>
    <style:style style:name="pr2" style:family="presentation" style:parent-style-name="Default-outline1">
      <style:graphic-properties fo:min-height="13.007cm"/>
    </style:style>
    <style:style style:name="pr3" style:family="presentation" style:parent-style-name="Default-notes">
      <style:graphic-properties draw:fill-color="#ffffff" fo:min-height="19.4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36.575cm" svg:height="3.817cm" svg:x="2.032cm" svg:y="0.91cm" presentation:class="title">
          <draw:text-box>
            <text:p>merge of RoI firmware with trunk of repo</text:p>
          </draw:text-box>
        </draw:frame>
        <draw:frame presentation:style-name="pr2" draw:layer="layout" svg:width="36.575cm" svg:height="13.257cm" svg:x="2.032cm" svg:y="5.348cm" presentation:class="outline">
          <draw:text-box>
            <text:list text:style-name="L2">
              <text:list-item>
                <text:p>code finally merged together as of last week (r1844):</text:p>
                <text:list>
                  <text:list-item>
                    <text:p>both bit and both elf files build and bring up a stable b2link</text:p>
                  </text:list-item>
                  <text:list-item>
                    <text:p>code is in "experimental" branch</text:p>
                    <text:list>
                      <text:list-item>
                        <text:p>will keep branch up to date with trunk until it's stable;</text:p>
                      </text:list-item>
                      <text:list-item>
                        <text:p>then svn merge --reintegrate into trunk;</text:p>
                      </text:list-item>
                      <text:list-item>
                        <text:p>finally will delete 3 original branches (Eric, Luca, mza)</text:p>
                      </text:list-item>
                    </text:list>
                  </text:list-item>
                </text:list>
              </text:list-item>
              <text:list-item>
                <text:p>Lynn/Ryan (and mza) continue working on PS code in trunk:</text:p>
                <text:list>
                  <text:list-item>
                    <text:p>Lynn/Ryan working on debugging feature extraction (FE) code</text:p>
                  </text:list-item>
                  <text:list-item>
                    <text:p>mza working on i2c/spi monitoring (and general code cleanup)</text:p>
                  </text:list-item>
                </text:list>
              </text:list-item>
            </text:list>
          </draw:text-box>
        </draw:frame>
        <draw:rect draw:style-name="gr1" draw:text-style-name="P1" draw:layer="layout" svg:width="40.64cm" svg:height="1.373cm" svg:x="0cm" svg:y="21.488cm">
          <text:p/>
        </draw:rect>
        <draw:frame draw:style-name="gr2" draw:layer="layout" svg:width="5.08cm" svg:height="0.963cm" svg:x="0.3cm" svg:y="21.687cm">
          <draw:text-box>
            <text:p>2016-08-08 </text:p>
          </draw:text-box>
        </draw:frame>
        <draw:frame draw:style-name="gr2" draw:text-style-name="P1" draw:layer="layout" svg:width="11.43cm" svg:height="0.963cm" svg:x="14.605cm" svg:y="21.687cm">
          <draw:text-box>
            <text:p text:style-name="P1">firmware @ idlab</text:p>
          </draw:text-box>
        </draw:frame>
        <draw:frame draw:style-name="gr2" draw:text-style-name="P2" draw:layer="layout" svg:width="3.81cm" svg:height="0.963cm" svg:x="36.63cm" svg:y="21.687cm">
          <draw:text-box>
            <text:p text:style-name="P2">M. Andrew</text:p>
          </draw:text-box>
        </draw:frame>
        <presentation:notes draw:style-name="dp2">
          <draw:page-thumbnail draw:style-name="gr3" draw:layer="layout" svg:width="21.588cm" svg:height="16.191cm" svg:x="3.175cm" svg:y="3.281cm" draw:page-number="1" presentation:class="page"/>
          <draw:frame presentation:style-name="pr3" draw:layer="layout" svg:width="22.351cm" svg:height="19.43cm" svg:x="2.794cm" svg:y="20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style:use-window-font-color="true" style:text-outline="false" style:text-line-through-style="none" fo:font-family="'Liberation Sans'" style:font-family-generic="roman" style:font-pitch="variable" fo:font-size="34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3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4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6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7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7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7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7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7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43.1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2.15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2.1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2.159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2.15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124cm" svg:height="2.15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2.15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2.158cm" svg:x="0cm" svg:y="41.02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2.158cm" svg:x="15.815cm" svg:y="41.02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2.469cm" svg:height="7.013cm" svg:x="1cm" svg:y="5.462cm"/>
      <draw:page-thumbnail draw:layer="backgroundobjects" svg:width="12.469cm" svg:height="7.013cm" svg:x="1cm" svg:y="18.082cm"/>
      <draw:page-thumbnail draw:layer="backgroundobjects" svg:width="12.469cm" svg:height="7.013cm" svg:x="1cm" svg:y="30.702cm"/>
      <draw:page-thumbnail draw:layer="backgroundobjects" svg:width="12.469cm" svg:height="7.013cm" svg:x="14.47cm" svg:y="5.462cm"/>
      <draw:page-thumbnail draw:layer="backgroundobjects" svg:width="12.469cm" svg:height="7.013cm" svg:x="14.47cm" svg:y="18.082cm"/>
      <draw:page-thumbnail draw:layer="backgroundobjects" svg:width="12.469cm" svg:height="7.013cm" svg:x="14.47cm" svg:y="30.702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7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588cm" svg:height="16.191cm" svg:x="3.175cm" svg:y="3.281cm" presentation:class="page"/>
        <draw:frame presentation:style-name="Default-notes" draw:layer="backgroundobjects" svg:width="22.351cm" svg:height="19.43cm" svg:x="2.794cm" svg:y="20.51cm" presentation:class="notes" presentation:placeholder="true">
          <draw:text-box/>
        </draw:frame>
        <draw:frame presentation:style-name="Mpr2" draw:text-style-name="MP1" draw:layer="backgroundobjects" svg:width="12.124cm" svg:height="2.15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2.124cm" svg:height="2.158cm" svg:x="15.81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2.124cm" svg:height="2.158cm" svg:x="0cm" svg:y="41.021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2.124cm" svg:height="2.158cm" svg:x="15.815cm" svg:y="41.02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26T12:16:12.311054946</meta:creation-date>
    <dc:date>2016-08-08T13:53:27.06</dc:date>
    <meta:editing-duration>PT17M5S</meta:editing-duration>
    <meta:editing-cycles>11</meta:editing-cycles>
    <meta:generator>OpenOffice/4.1.1$Win32 OpenOffice.org_project/411m6$Build-9775</meta:generator>
    <meta:document-statistic meta:object-count="29"/>
  </office:meta>
</office:document-meta>
</file>